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距離</text:p>
          </table:table-cell>
          <table:table-cell office:value-type="string">
            <text:p>赤</text:p>
          </table:table-cell>
          <table:table-cell office:value-type="string">
            <text:p>黒</text:p>
          </table:table-cell>
          <table:table-cell office:value-type="string">
            <text:p>白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3.5">
            <text:p>33.5</text:p>
          </table:table-cell>
          <table:table-cell office:value-type="float" office:value="39.5">
            <text:p>39.5</text:p>
          </table:table-cell>
          <table:table-cell office:value-type="float" office:value="36.5">
            <text:p>36.5</text:p>
          </table:table-cell>
          <table:table-cell>
            <draw:frame table:end-cell-address="Sheet1.K25" table:end-x="1.259cm" table:end-y="0.212cm" draw:z-index="0" draw:style-name="gr1" svg:width="10.62cm" svg:height="9.424cm" svg:x="1.93cm" svg:y="0.144cm">
              <draw:object draw:notify-on-update-of-ranges="Sheet1.C3:Sheet1.C8 Sheet1.C2:Sheet1.C2 Sheet1.B3:Sheet1.B8 Sheet1.D3:Sheet1.D8 Sheet1.D2:Sheet1.D2 Sheet1.B3:Sheet1.B8 Sheet1.E3:Sheet1.E8 Sheet1.E2:Sheet1.E2 Sheet1.B3:Sheet1.B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44.5">
            <text:p>44.5</text:p>
          </table:table-cell>
          <table:table-cell office:value-type="float" office:value="51">
            <text:p>5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/>
          <table:table-cell office:value-type="float" office:value="0.9">
            <text:p>0.9</text:p>
          </table:table-cell>
          <table:table-cell table:number-columns-repeated="2" office:value-type="float" office:value="61">
            <text:p>6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77">
            <text:p>77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2" office:value-type="float" office:value="88">
            <text:p>8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ヒラギノ明朝 ProN W3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4">2014/05/04</text:date>, <text:time>02:36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kamoto yu</meta:initial-creator>
    <meta:creation-date>2014-05-03T20:21:07</meta:creation-date>
    <dc:date>2014-05-04T02:36:39</dc:date>
    <dc:creator>okamoto yu</dc:creator>
    <meta:editing-duration>PT5H14M17S</meta:editing-duration>
    <meta:editing-cycles>3</meta:editing-cycles>
    <meta:generator>OpenOffice.org/3.3$Unix OpenOffice.org_project/330m20$Build-9567</meta:generator>
    <meta:document-statistic meta:table-count="3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svg:stroke-color="#ff420e"/>
    </style:style>
    <style:style style:name="ch10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621cm" svg:height="9.425cm" xlink:href=".." xlink:type="simple" chart:class="chart:scatter" chart:style-name="ch1">
        <chart:legend chart:legend-position="end" svg:x="7.451cm" svg:y="3.409cm" chart:style-name="ch2"/>
        <chart:plot-area chart:style-name="ch3" table:cell-range-address="Sheet1.C2:Sheet1.C8 Sheet1.B3:Sheet1.B8 Sheet1.D2:Sheet1.E2" chart:data-source-has-labels="row" svg:x="0.662cm" svg:y="0.887cm" svg:width="6.365cm" svg:height="7.93cm">
          <chartooo:coordinate-region svg:x="1.409cm" svg:y="1.086cm" svg:width="5.418cm" svg:height="7.0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8" chart:label-cell-address="Sheet1.C2:Sheet1.C2" chart:class="chart:scatter">
            <chart:domain table:cell-range-address="Sheet1.C3:Sheet1.C8"/>
            <chart:regression-curve chart:style-name="ch7">
              <chart:equation svg:x="4.224cm" svg:y="6.07cm"/>
            </chart:regression-curve>
            <chart:data-point chart:repeated="6"/>
          </chart:series>
          <chart:series chart:style-name="ch8" chart:values-cell-range-address="Sheet1.B3:Sheet1.B8" chart:label-cell-address="Sheet1.D2:Sheet1.D2" chart:class="chart:scatter">
            <chart:domain table:cell-range-address="Sheet1.D3:Sheet1.D8"/>
            <chart:regression-curve chart:style-name="ch9">
              <chart:equation svg:x="4.224cm" svg:y="6.625cm"/>
            </chart:regression-curve>
            <chart:data-point chart:repeated="6"/>
          </chart:series>
          <chart:series chart:style-name="ch10" chart:values-cell-range-address="Sheet1.B3:Sheet1.B8" chart:label-cell-address="Sheet1.E2:Sheet1.E2" chart:class="chart:scatter">
            <chart:domain table:cell-range-address="Sheet1.E3:Sheet1.E8"/>
            <chart:regression-curve chart:style-name="ch11">
              <chart:equation svg:x="4.205cm" svg:y="7.385cm"/>
            </chart:regression-curve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赤</text:p>
                <draw:g>
                  <svg:desc>Sheet1.C2:Sheet1.C2</svg:desc>
                </draw:g>
              </table:table-cell>
              <table:table-cell office:value-type="string">
                <text:p>列 D</text:p>
              </table:table-cell>
              <table:table-cell office:value-type="string">
                <text:p>黒</text:p>
                <draw:g>
                  <svg:desc>Sheet1.D2:Sheet1.D2</svg:desc>
                </draw:g>
              </table:table-cell>
              <table:table-cell office:value-type="string">
                <text:p>列 E</text:p>
              </table:table-cell>
              <table:table-cell office:value-type="string">
                <text:p>白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.5">
                <text:p>33.5</text:p>
                <draw:g>
                  <svg:desc>Sheet1.C3:Sheet1.C8</svg:desc>
                </draw:g>
              </table:table-cell>
              <table:table-cell office:value-type="float" office:value="0">
                <text:p>0</text:p>
                <draw:g>
                  <svg:desc>Sheet1.B3:Sheet1.B8</svg:desc>
                </draw:g>
              </table:table-cell>
              <table:table-cell office:value-type="float" office:value="39.5">
                <text:p>39.5</text:p>
                <draw:g>
                  <svg:desc>Sheet1.D3:Sheet1.D8</svg:desc>
                </draw:g>
              </table:table-cell>
              <table:table-cell office:value-type="float" office:value="0">
                <text:p>0</text:p>
                <draw:g>
                  <svg:desc>Sheet1.B3:Sheet1.B8</svg:desc>
                </draw:g>
              </table:table-cell>
              <table:table-cell office:value-type="float" office:value="36.5">
                <text:p>36.5</text:p>
                <draw:g>
                  <svg:desc>Sheet1.E3:Sheet1.E8</svg:desc>
                </draw:g>
              </table:table-cell>
              <table:table-cell office:value-type="float" office:value="0">
                <text:p>0</text:p>
                <draw:g>
                  <svg:desc>Sheet1.B3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5">
                <text:p>44.5</text:p>
              </table:table-cell>
              <table:table-cell office:value-type="float" office:value="0.3">
                <text:p>0.3</text:p>
              </table:table-cell>
              <table:table-cell office:value-type="float" office:value="51">
                <text:p>51</text:p>
              </table:table-cell>
              <table:table-cell office:value-type="float" office:value="0.3">
                <text:p>0.3</text:p>
              </table:table-cell>
              <table:table-cell office:value-type="float" office:value="43">
                <text:p>4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0.6">
                <text:p>0.6</text:p>
              </table:table-cell>
              <table:table-cell office:value-type="float" office:value="57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49">
                <text:p>4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0.9">
                <text:p>0.9</text:p>
              </table:table-cell>
              <table:table-cell office:value-type="float" office:value="61">
                <text:p>61</text:p>
              </table:table-cell>
              <table:table-cell office:value-type="float" office:value="0.9">
                <text:p>0.9</text:p>
              </table:table-cell>
              <table:table-cell office:value-type="float" office:value="55">
                <text:p>5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">
                <text:p>67</text:p>
              </table:table-cell>
              <table:table-cell office:value-type="float" office:value="1.2">
                <text:p>1.2</text:p>
              </table:table-cell>
              <table:table-cell office:value-type="float" office:value="65">
                <text:p>65</text:p>
              </table:table-cell>
              <table:table-cell office:value-type="float" office:value="1.2">
                <text:p>1.2</text:p>
              </table:table-cell>
              <table:table-cell office:value-type="float" office:value="61">
                <text:p>6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">
                <text:p>77</text:p>
              </table:table-cell>
              <table:table-cell office:value-type="float" office:value="1.5">
                <text:p>1.5</text:p>
              </table:table-cell>
              <table:table-cell office:value-type="float" office:value="74">
                <text:p>74</text:p>
              </table:table-cell>
              <table:table-cell office:value-type="float" office:value="1.5">
                <text:p>1.5</text:p>
              </table:table-cell>
              <table:table-cell office:value-type="float" office:value="67">
                <text:p>67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